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/>
      <text:p text:style-name="P2">CREATION OF ACCOUNT<text:s/>TABLE</text:p>
      <text:p text:style-name="Standard"/>
      <text:p text:style-name="Standard">CREATE TABLE ACCOUNT(accno number(10) primary key,accname varchar(20) not null,balance number(10) not null);</text:p>
      <text:p text:style-name="Standard"/>
      <text:p text:style-name="P3">PL/SQL CODE</text:p>
      <text:p text:style-name="Standard"/>
      <text:p text:style-name="Standard">CREATE OR REPLACE FUNCTION dc(x in number) RETURN VARCHAR IS msg varchar(8);</text:p>
      <text:p text:style-name="Standard">BEGIN</text:p>
      <text:p text:style-name="Standard"><text:tab/>if x&gt;50000 then</text:p>
      <text:p text:style-name="Standard"><text:tab/><text:tab/>msg:='Platinum';</text:p>
      <text:p text:style-name="Standard"><text:tab/>elsif<text:s/>x&gt;10000 then</text:p>
      <text:p text:style-name="Standard"><text:tab/><text:tab/>msg:='Gold';</text:p>
      <text:p text:style-name="Standard"><text:tab/>else</text:p>
      <text:p text:style-name="Standard"><text:tab/><text:tab/>msg:='Silver';</text:p>
      <text:p text:style-name="Standard"><text:tab/>end if;</text:p>
      <text:p text:style-name="Standard"><text:tab/>return msg;</text:p>
      <text:p text:style-name="Standard">END;</text:p>
      <text:p text:style-name="Standard">/</text:p>
      <text:p text:style-name="Standard"/>
      <text:p text:style-name="P4">OUTPUT</text:p>
      <text:p text:style-name="Standard"/>
      <text:p text:style-name="Standard">SQL&gt;<text:s/>select * from account;</text:p>
      <text:p text:style-name="Standard"/>
      <text:p text:style-name="Standard">ACCNO<text:s/><text:tab/>ACCNAME<text:tab/><text:tab/>BALANCE</text:p>
      <text:p text:style-name="Standard">----------<text:s/><text:tab/>--------------------<text:s/><text:tab/>----------</text:p>
      <text:p text:style-name="Standard">5684285671<text:s/><text:tab/>Suku<text:s/><text:tab/><text:tab/><text:s text:c="6"/><text:tab/>4500</text:p>
      <text:p text:style-name="Standard">5684283456<text:s/><text:tab/>Manu<text:s/><text:tab/><text:tab/><text:s text:c="5"/><text:tab/>10000</text:p>
      <text:p text:style-name="Standard">5684287823<text:s/><text:tab/>Dan<text:tab/><text:tab/><text:tab/>3000</text:p>
      <text:p text:style-name="Standard">5684280982<text:s/><text:tab/>Sam<text:tab/><text:tab/><text:tab/>600</text:p>
      <text:p text:style-name="Standard">5684284824<text:s/><text:tab/>Richie<text:tab/><text:tab/><text:s text:c="5"/><text:tab/>52000</text:p>
      <text:p text:style-name="Standard">5684281234<text:s/><text:tab/>Mili<text:s/><text:tab/><text:tab/><text:s text:c="4"/><text:s/><text:tab/>15000</text:p>
      <text:p text:style-name="Standard"/>
      <text:p text:style-name="Standard">6 rows selected.</text:p>
      <text:p text:style-name="Standard"/>
      <text:p text:style-name="Standard">SQL&gt; @/home/c126/Documents/Sameem/PLSQL/Pg4.sql</text:p>
      <text:p text:style-name="Standard"/>
      <text:p text:style-name="Standard">Function created.</text:p>
      <text:p text:style-name="Standard"/>
      <text:p text:style-name="Standard">SQL&gt; select accno,accname,balance,dc(balance) as category from account;</text:p>
      <text:p text:style-name="Standard"/>
      <text:p text:style-name="Standard">ACCNO<text:s/><text:tab/>ACCNAME<text:tab/><text:tab/>BALANCE<text:tab/><text:tab/>CATEGORY</text:p>
      <text:p text:style-name="Standard">----------<text:s/><text:tab/>--------------------<text:s/><text:tab/>--------------<text:tab/><text:tab/>----------------</text:p>
      <text:p text:style-name="Standard">5684285671<text:s/><text:tab/>Suku<text:s/><text:tab/><text:tab/><text:s text:c="6"/><text:tab/>4500<text:tab/><text:tab/><text:tab/>Silver</text:p>
      <text:p text:style-name="Standard">5684283456<text:s/><text:tab/>Manu<text:s/><text:tab/><text:tab/><text:s text:c="5"/><text:tab/>10000<text:tab/><text:tab/><text:tab/>Silver</text:p>
      <text:p text:style-name="Standard">5684287823<text:s/><text:tab/>Dan<text:tab/><text:tab/><text:tab/>3000<text:tab/><text:tab/><text:tab/>Silver</text:p>
      <text:p text:style-name="Standard">5684280982<text:s/><text:tab/>Sam<text:tab/><text:tab/><text:tab/>600<text:tab/><text:tab/><text:tab/>Silver</text:p>
      <text:p text:style-name="Standard">5684284824<text:s/><text:tab/>Richie<text:tab/><text:tab/><text:s text:c="5"/><text:tab/>52000<text:tab/><text:tab/><text:tab/>Platinum</text:p>
      <text:p text:style-name="Standard">5684281234<text:s/><text:tab/>Mili<text:s/><text:tab/><text:tab/><text:s text:c="5"/><text:tab/>15000<text:tab/><text:tab/><text:tab/>Gold</text:p>
      <text:p text:style-name="Standard"/>
      <text:p text:style-name="Standard">6 rows select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2-22T14:27:00Z</meta:creation-date>
    <dc:date>2022-12-25T14:50:00Z</dc:date>
    <meta:template xlink:href="Normal" xlink:type="simple"/>
    <meta:editing-cycles>7</meta:editing-cycles>
    <meta:editing-duration>PT600S</meta:editing-duration>
    <meta:document-statistic meta:page-count="1" meta:paragraph-count="2" meta:word-count="169" meta:character-count="1135" meta:row-count="8" meta:non-whitespace-character-count="968"/>
  </office:meta>
</office:document-meta>
</file>